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orge Jone</text:p>
      <text:p text:style-name="P1">40 Valparaiso Street San Francisco CA-94133</text:p>
      <text:p text:style-name="P1">Email g.george.jone@gmail.com<text:tab/>Mobile: 415-830-1282</text:p>
      <text:p text:style-name="P3"/>
      <text:p text:style-name="P4">Objective</text:p>
      <text:p text:style-name="P5">To obtain a challenging Co-op/Internship position in the field of Computer Science. </text:p>
      <text:p text:style-name="P5"/>
      <text:p text:style-name="P4">Education</text:p>
      <text:p text:style-name="P5"><text:span text:style-name="T3">SAN FRANCISCO STATE UNIVERSITY</text:span>, San Francisco, California, USA <text:tab/>Expected </text:p>
      <text:p text:style-name="P5">Bachelor of Science in Computer Science<text:tab/><text:tab/><text:tab/><text:tab/><text:tab/><text:tab/>June 2016 </text:p>
      <text:p text:style-name="P5"><text:s/></text:p>
      <text:p text:style-name="P5"><text:span text:style-name="T3">CITY COLLEGE OF SAN FRANCISCO</text:span>, San Francisco, California, USA <text:tab/>June 2013</text:p>
      <text:p text:style-name="P5">Associate's Degree, GPA 2.5</text:p>
      <text:p text:style-name="P5"/>
      <text:p text:style-name="P4">Computer Skills</text:p>
      <text:p text:style-name="P5">Languages<text:tab/><text:tab/>:<text:tab/>C++, Java</text:p>
      <text:p text:style-name="P5">Operating Systems<text:tab/>:<text:tab/>Windows (XP/7/8)</text:p>
      <text:p text:style-name="P5">Applications<text:tab/><text:tab/>:<text:tab/>MS Word, Excel, Power Point</text:p>
      <text:p text:style-name="P5">Web<text:tab/><text:tab/><text:tab/>:<text:tab/>HTML, CSS, Javascript</text:p>
      <text:p text:style-name="P5"/>
      <text:p text:style-name="P4">Activities</text:p>
      <text:p text:style-name="P5">Member of Association of Computing Machinery (ACM)</text:p>
      <text:p text:style-name="P5"/>
      <text:p text:style-name="P4">Availability</text:p>
      <text:p text:style-name="P5">Summer 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Jone</meta:initial-creator>
    <meta:creation-date>2014-03-19T16:08:04.97</meta:creation-date>
    <dc:date>2014-03-19T16:26:40.41</dc:date>
    <dc:creator>George Jone</dc:creator>
    <meta:editing-duration>PT18M34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20" meta:word-count="92" meta:character-count="662"/>
  </office:meta>
</office:document-meta>
</file>